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keep-together="auto" fo:orphans="0" fo:widows="0" fo:keep-with-next="auto"/>
    </style:style>
    <style:style style:name="P2" style:family="paragraph" style:parent-style-name="Standard">
      <style:paragraph-properties fo:margin-top="0in" fo:margin-bottom="0in" loext:contextual-spacing="false" fo:keep-together="auto" fo:orphans="0" fo:widows="0" fo:keep-with-next="auto"/>
      <style:text-properties officeooo:paragraph-rsid="001883e8"/>
    </style:style>
    <style:style style:name="P3" style:family="paragraph" style:parent-style-name="Standard">
      <style:paragraph-properties fo:margin-top="0in" fo:margin-bottom="0in" loext:contextual-spacing="false" fo:keep-together="auto" fo:orphans="0" fo:widows="0" fo:keep-with-next="auto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orphans="0" fo:widows="0"/>
      <style:text-properties officeooo:paragraph-rsid="001883e8"/>
    </style:style>
    <style:style style:name="P5" style:family="paragraph" style:parent-style-name="Standard">
      <style:paragraph-properties fo:margin-top="0in" fo:margin-bottom="0in" loext:contextual-spacing="false" fo:orphans="0" fo:widows="0"/>
      <style:text-properties officeooo:rsid="001883e8" officeooo:paragraph-rsid="001883e8"/>
    </style:style>
    <style:style style:name="P6" style:family="paragraph" style:parent-style-name="Standard">
      <style:paragraph-properties fo:margin-top="0in" fo:margin-bottom="0in" loext:contextual-spacing="false" fo:orphans="0" fo:widows="0"/>
      <style:text-properties officeooo:rsid="0019a9e6" officeooo:paragraph-rsid="0019a9e6"/>
    </style:style>
    <style:style style:name="P7" style:family="paragraph" style:parent-style-name="Standard">
      <style:paragraph-properties fo:margin-top="0in" fo:margin-bottom="0in" loext:contextual-spacing="false" fo:orphans="0" fo:widows="0"/>
      <style:text-properties officeooo:rsid="001a11bb" officeooo:paragraph-rsid="001a11bb"/>
    </style:style>
    <style:style style:name="P8" style:family="paragraph" style:parent-style-name="Standard">
      <style:paragraph-properties fo:margin-top="0in" fo:margin-bottom="0in" loext:contextual-spacing="false" fo:orphans="0" fo:widows="0"/>
      <style:text-properties officeooo:rsid="001b59ec" officeooo:paragraph-rsid="001b59ec"/>
    </style:style>
    <style:style style:name="P9" style:family="paragraph" style:parent-style-name="Standard">
      <style:paragraph-properties fo:margin-top="0in" fo:margin-bottom="0in" loext:contextual-spacing="false" fo:orphans="0" fo:widows="0"/>
      <style:text-properties officeooo:rsid="001bf079" officeooo:paragraph-rsid="001bf079"/>
    </style:style>
    <style:style style:name="P10" style:family="paragraph" style:parent-style-name="Standard">
      <style:paragraph-properties fo:margin-top="0in" fo:margin-bottom="0in" loext:contextual-spacing="false" fo:orphans="0" fo:widows="0"/>
      <style:text-properties officeooo:rsid="001dbe15" officeooo:paragraph-rsid="001dbe15"/>
    </style:style>
    <style:style style:name="P11" style:family="paragraph" style:parent-style-name="Standard">
      <style:paragraph-properties fo:margin-top="0in" fo:margin-bottom="0in" loext:contextual-spacing="false" fo:orphans="0" fo:widows="0"/>
      <style:text-properties officeooo:rsid="001e7cb9" officeooo:paragraph-rsid="001e7cb9"/>
    </style:style>
    <style:style style:name="P12" style:family="paragraph" style:parent-style-name="Heading_20_1">
      <style:paragraph-properties fo:margin-top="0.139in" fo:margin-bottom="0in" loext:contextual-spacing="false" fo:line-height="100%" fo:keep-together="auto" fo:orphans="0" fo:widows="0" fo:keep-with-next="auto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keep-together="auto" fo:orphans="0" fo:widows="0" fo:text-indent="-0.25in" style:auto-text-indent="false" fo:keep-with-next="auto"/>
    </style:style>
    <style:style style:name="P14" style:family="paragraph" style:parent-style-name="Heading_20_1" style:master-page-name="Standard">
      <style:paragraph-properties fo:margin-top="0.139in" fo:margin-bottom="0in" loext:contextual-spacing="false" fo:line-height="100%" fo:keep-together="auto" fo:orphans="0" fo:widows="0" style:page-number="1" fo:keep-with-next="auto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6eea5"/>
    </style:style>
    <style:style style:name="T2" style:family="text">
      <style:text-properties officeooo:rsid="001883e8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883e8"/>
    </style:style>
    <style:style style:name="T5" style:family="text">
      <style:text-properties officeooo:rsid="001a11bb"/>
    </style:style>
    <style:style style:name="T6" style:family="text">
      <style:text-properties officeooo:rsid="001bf079"/>
    </style:style>
    <style:style style:name="T7" style:family="text">
      <style:text-properties officeooo:rsid="001dbe15"/>
    </style:style>
    <style:style style:name="T8" style:family="text">
      <style:text-properties officeooo:rsid="001e7cb9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ur Values</text:p>
      <text:list xml:id="list7231419627131753998" text:style-name="WWNum1">
        <text:list-item>
          <text:p text:style-name="P13"><office:annotation office:name="__Annotation__87_809085829"><dc:creator>Scott Lowe</dc:creator><dc:date>2013-04-22T09:57:32</dc:date><text:p><text:span text:style-name="T9">As for how they're reflected in the Party: the Moderators are given these as guidelines for suspension. That way, the Moderators are enforcing a culture designed around our Values and Purpose. Thoughts?</text:span></text:p><text:p/></office:annotation><office:annotation office:name="__Annotation__85_809085829"><dc:creator>Scott Lowe</dc:creator><dc:date>2013-04-22T09:56:17</dc:date><text:p><text:span text:style-name="T9">These Values and Purpose go back to day 1. I'm a big fan of Built To Last, and the main takeaway is that all of the great organizations that have ever existed had both a purpose and a set of values aside from profit. Everyone on the team agreed that we should start there, and that everything else would follow. I think they've served us well so far, and hopefully they'll continue to keep us on track as we move forward. :)</text:span></text:p><text:p/></office:annotation><office:annotation office:name="__Annotation__83_809085829"><dc:creator>Ajooni Sethi</dc:creator><dc:date>2013-04-22T09:57:32</dc:date><text:p><text:span text:style-name="T9">How did the group decide on these and how are they reflected in the Info Party?</text:span></text:p><text:p/></office:annotation>Transparency &amp; Open Minds</text:p>
        </text:list-item>
        <text:list-item>
          <text:p text:style-name="P13">Respect &amp; Humility</text:p>
        </text:list-item>
        <text:list-item>
          <text:p text:style-name="P13">Data &amp; Information</text:p>
        </text:list-item>
        <text:list-item>
          <text:p text:style-name="P13">Logic &amp; Reason<office:annotation-end office:name="__Annotation__83_809085829"/><office:annotation-end office:name="__Annotation__85_809085829"/><office:annotation-end office:name="__Annotation__87_809085829"/></text:p>
        </text:list-item>
        <text:list-item>
          <text:p text:style-name="P13"><office:annotation office:name="__Annotation__94_809085829"><dc:creator>Scott Lowe</dc:creator><dc:date>2013-04-22T09:54:26</dc:date><text:p><text:span text:style-name="T9">I have no objections. It's really core to what we're doing. I'd like to add "&amp; Collaboration" to put a positive connotation with it, and maintain consistency with our format. Anyone else?</text:span></text:p><text:p/></office:annotation>Democracy <office:annotation office:name="__Annotation__102_809085829"><dc:creator>Steven Sewell</dc:creator><dc:date>2017-03-28T14:20:19</dc:date><loext:sender-initials>SS</loext:sender-initials><text:p text:style-name="P16"><text:span text:style-name="T10">Updated to include &amp; Collaboration.</text:span></text:p></office:annotation><text:span text:style-name="T1">&amp; Collaboration</text:span><office:annotation-end office:name="__Annotation__102_809085829"/><office:annotation-end office:name="__Annotation__94_809085829"/></text:p>
        </text:list-item>
      </text:list>
      <text:p text:style-name="P1"/>
      <text:p text:style-name="P12">Our Purpose</text:p>
      <text:p text:style-name="P1">To improve the political representation of the American people and the <office:annotation office:name="__Annotation__334_2061427900"><dc:creator>Steven Sewell</dc:creator><dc:date>2017-11-28T23:57:37</dc:date><loext:sender-initials>SS</loext:sender-initials><text:p text:style-name="P15"><text:span text:style-name="T10">Is this an optimal word here?</text:span></text:p></office:annotation>efficacy<office:annotation-end office:name="__Annotation__334_2061427900"/> of their government</text:p>
      <text:p text:style-name="P1"/>
      <text:p text:style-name="P3">What it means to be a member of the Information Party</text:p>
      <text:p text:style-name="P1">Becoming a member of the Information Party does not mean that you take on all of the stances of the Party at any one time or ever. In this sense, being a member of the Information Party means something very different from being a member of the Democratic, Republican, or <office:annotation office:name="__Annotation__351_2061427900"><dc:creator>Steven Sewell</dc:creator><dc:date>2017-11-29T00:08:17</dc:date><loext:sender-initials>SS</loext:sender-initials><text:p text:style-name="P15"><text:span text:style-name="T10">Updated to represent all other parties.</text:span></text:p></office:annotation><text:span text:style-name="T2">3</text:span><text:span text:style-name="T4">rd </text:span>Party.<office:annotation-end office:name="__Annotation__351_2061427900"/> Rather, being an Info Party member means associating yourself with our core values, not any specific political stances.</text:p>
      <text:p text:style-name="P1"/>
      <text:p text:style-name="P2"><office:annotation office:name="__Annotation__417_2061427900"><dc:creator>Steven Sewell</dc:creator><dc:date>2017-11-29T00:49:20</dc:date><loext:sender-initials>SS</loext:sender-initials><text:p text:style-name="P15"><text:span text:style-name="T10">Added to expand our defined core values. A large portion of these where inspired by a values document in the book Swarmwise by Rick Falkvinge</text:span></text:p></office:annotation>We <text:span text:style-name="T8">operate</text:span> under the following principles:</text:p>
      <text:p text:style-name="P4"/>
      <text:p text:style-name="P4"><text:span text:style-name="T2">- </text:span>We <text:span text:style-name="T2">are the decision makers and make those decisions without asking anybody’s permission and we stand for them.</text:span></text:p>
      <text:p text:style-name="P6">- We take initiatives and respect those of others.</text:p>
      <text:p text:style-name="P5">- We aren’t afraid to try out new things or new ways to shape opinion and drive the public debate.</text:p>
      <text:p text:style-name="P5">- We understand that mistakes happen and that as long as we document and learn from them action is always better then fear.</text:p>
      <text:p text:style-name="P5">- We believe in the 3 <text:span text:style-name="T8">Information P</text:span>arty member rule, if three members agree on something to make the core goals of the party a reality they have authority to act in the party’s name.</text:p>
      <text:p text:style-name="P6">- We depend on our cohesion and our ability to advance one another.</text:p>
      <text:p text:style-name="P6">- We trust one another and know that each of us wants the best for the Information Party. </text:p>
      <text:p text:style-name="P6">- We avoid criticizing the initiatives of others because action is to do something for the party.</text:p>
      <text:p text:style-name="P7">- We communicate positively. If we see a decision we dislike, we make our point about why we dislike it and explain why an alternative could be better.</text:p>
      <text:p text:style-name="P6">- We compensate for actions we dislike by taking an initiative of our own more in line with our own ideals. If we see something we dislike, we respond by <text:span text:style-name="T6">doing </text:span>something we like.<text:line-break/><text:span text:style-name="T5">- </text:span>We need diversity in our activism and strive for it.</text:p>
      <text:p text:style-name="P7">- We respect knowledge &amp; In discussing a subject, any subject, hard measured data is <text:span text:style-name="T6">preferred</text:span> and a person with experience in the subject is 2<text:span text:style-name="T3">nd</text:span> best source of information.</text:p>
      <text:p text:style-name="P7">- We accept knowing and having experience take precedence before thinking and feeling, and hard data takes precedence before knowing.</text:p>
      <text:p text:style-name="P11">- We agree knowledge and information should be free and accessible equally to all.</text:p>
      <text:p text:style-name="P7">- We respect the time and focus of our co-activists, and the focus of the organization. When we <text:soft-page-break/>see internal conflict, we dampen it by encouraging positive communication.</text:p>
      <text:p text:style-name="P7">- We work actively to spread love and respect, and to dampen aggression and distrust.</text:p>
      <text:p text:style-name="P8">- We act with dignity and are always showing respect in our shaping of public opinion: respect toward each other, toward newcomers, and toward our adversaries.</text:p>
      <text:p text:style-name="P8">- We act with courtesy, calm, and factuality, both on and off the record.</text:p>
      <text:p text:style-name="P8">- We understand this is a long term plan to make our future better and are willing to commit <text:span text:style-name="T7">our</text:span> time freely when ever <text:span text:style-name="T7">we</text:span> can during <text:span text:style-name="T7">our</text:span> life. No action big or small is with out merit.</text:p>
      <text:p text:style-name="P10">- We work in 2 year cycles broken up into 8 week chunks so that we can set large, medium and small goals on regular intervals all members can become accustom to.</text:p>
      <text:p text:style-name="P8">- We do not claim to represent the party as a whole but rather promote <text:span text:style-name="T6">it’s</text:span> core idea<text:span text:style-name="T6">ls</text:span> <text:span text:style-name="T7">as</text:span> part of <text:span text:style-name="T7">our own</text:span> personal beliefs.</text:p>
      <text:p text:style-name="P9">- We lead by organizing, doing and inviting others to do the same.<office:annotation-end office:name="__Annotation__417_20614279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01:12:16.296000000</dc:date>
    <dc:creator>Steven Sewell</dc:creator>
    <meta:editing-duration>PT22M5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32" meta:word-count="609" meta:character-count="3334" meta:non-whitespace-character-count="2761"/>
  </office:meta>
</office:document-meta>
</file>